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50" calcext:value-type="float">
            <text:p>950</text:p>
          </table:table-cell>
          <table:table-cell table:formula="of:=[.A1]*[.B1] / (1000*1000)" office:value-type="float" office:value="0.2945" calcext:value-type="float">
            <text:p>0.294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50" calcext:value-type="float">
            <text:p>950</text:p>
          </table:table-cell>
          <table:table-cell table:formula="of:=[.A2]*[.B2] / (1000*1000)" office:value-type="float" office:value="0.361" calcext:value-type="float">
            <text:p>0.36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50" calcext:value-type="float">
            <text:p>950</text:p>
          </table:table-cell>
          <table:table-cell table:formula="of:=[.A3]*[.B3] / (1000*1000)" office:value-type="float" office:value="0.3325" calcext:value-type="float">
            <text:p>0.33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0" calcext:value-type="float">
            <text:p>950</text:p>
          </table:table-cell>
          <table:table-cell table:formula="of:=[.A4]*[.B4] / (1000*1000)" office:value-type="float" office:value="0.095" calcext:value-type="float">
            <text:p>0.095</text:p>
          </table:table-cell>
        </table:table-row>
        <table:table-row table:style-name="ro1">
          <table:table-cell table:number-columns-repeated="2" office:value-type="float" office:value="450" calcext:value-type="float">
            <text:p>450</text:p>
          </table:table-cell>
          <table:table-cell table:formula="of:=[.A5]*[.B5] / (1000*1000)" office:value-type="float" office:value="0.2025" calcext:value-type="float">
            <text:p>0.2025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table:formula="of:=[.A6]*[.B6] / (1000*1000)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table:formula="of:=[.A7]*[.B7] / (1000*1000)" office:value-type="float" office:value="0.24" calcext:value-type="float">
            <text:p>0.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SUM([.C1:.C7])" office:value-type="float" office:value="1.6855" calcext:value-type="float">
            <text:p>1.68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23:43:00.257349564</meta:creation-date>
    <dc:date>2020-02-05T16:17:46.579637607</dc:date>
    <meta:editing-duration>PT5H49M5S</meta:editing-duration>
    <meta:editing-cycles>1</meta:editing-cycles>
    <meta:document-statistic meta:table-count="1" meta:cell-count="22" meta:object-count="0"/>
    <meta:generator>LibreOffice/6.4.0.3$Linux_X86_64 LibreOffice_project/40$Build-3</meta:generator>
  </office:meta>
</office:document-meta>
</file>